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7424in" fo:margin-left="0.0222in" fo:margin-top="0in" fo:margin-bottom="0in" table:align="left" style:writing-mode="lr-tb"/>
    </style:style>
    <style:style style:name="Tabla1.A" style:family="table-column">
      <style:table-column-properties style:column-width="3.3465in"/>
    </style:style>
    <style:style style:name="Tabla1.B" style:family="table-column">
      <style:table-column-properties style:column-width="3.3958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9d9d9" fo:padding-left="0.0486in" fo:padding-right="0.0486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486in" fo:padding-right="0.0486in" fo:padding-top="0in" fo:padding-bottom="0in" fo:border="0.5pt solid #000000"/>
    </style:style>
    <style:style style:name="Tabla1.B2" style:family="table-cell">
      <style:table-cell-properties fo:padding-left="0.0486in" fo:padding-right="0.0486in" fo:padding-top="0in" fo:padding-bottom="0in" fo:border="0.5pt solid #000000"/>
    </style:style>
    <style:style style:name="Tabla2" style:family="table">
      <style:table-properties style:width="6.7389in" fo:margin-left="0.0222in" fo:margin-top="0in" fo:margin-bottom="0in" table:align="left" style:writing-mode="lr-tb"/>
    </style:style>
    <style:style style:name="Tabla2.A" style:family="table-column">
      <style:table-column-properties style:column-width="3.3451in"/>
    </style:style>
    <style:style style:name="Tabla2.B" style:family="table-column">
      <style:table-column-properties style:column-width="3.3938in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486in" fo:padding-right="0.0486in" fo:padding-top="0in" fo:padding-bottom="0in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P3" style:family="paragraph" style:parent-style-name="Standard">
      <style:text-properties fo:color="#000000" style:font-name="Arial" fo:font-size="10pt" fo:font-weight="bold" style:font-size-asian="10pt" style:font-weight-asian="bold" style:font-name-complex="Arial2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2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 Narrow" fo:font-size="9pt" fo:font-weight="bold" officeooo:paragraph-rsid="0014641c" style:font-size-asian="9pt" style:font-weight-asian="bold" style:font-name-complex="Arial2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 Narrow" fo:font-size="9pt" fo:font-weight="bold" officeooo:rsid="001640f5" officeooo:paragraph-rsid="0014641c" fo:background-color="transparent" style:font-size-asian="9pt" style:font-weight-asian="bold" style:font-name-complex="Arial2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 Narrow" fo:font-size="8pt" fo:font-weight="bold" officeooo:rsid="001640f5" officeooo:paragraph-rsid="0014641c" fo:background-color="transparent" style:font-size-asian="8pt" style:font-weight-asian="bold" style:font-name-complex="Arial2" style:font-size-complex="8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2"/>
    </style:style>
    <style:style style:name="P12" style:family="paragraph" style:parent-style-name="Standard">
      <style:paragraph-properties fo:text-align="end" style:justify-single-word="false"/>
      <style:text-properties style:font-name="Arial" fo:font-weight="bold" style:font-weight-asian="bold" style:font-name-complex="Arial2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language-asian="es" style:country-asian="MX" style:font-weight-asian="bold" style:font-name-complex="Arial2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11fd90"/>
    </style:style>
    <style:style style:name="P16" style:family="paragraph" style:parent-style-name="Footer">
      <style:paragraph-properties fo:margin-left="0in" fo:margin-right="0.25in" fo:text-indent="0in" style:auto-text-indent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9pt" style:rfc-language-tag="es-419" fo:language="es" officeooo:paragraph-rsid="0011fd90" fo:background-color="transparent" style:font-name-asian="Times New Roman1" style:font-size-asian="9pt" style:rfc-language-tag-asian="es-419" style:language-asian="es" style:font-name-complex="Arial2" style:font-size-complex="9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language="es" fo:country="ES" officeooo:paragraph-rsid="0011fd90" fo:background-color="transparent" style:font-name-asian="Calibri1" style:font-size-asian="9pt" style:font-name-complex="Arial2" style:font-size-complex="9pt" style:font-weight-complex="bold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11fd9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Arial" fo:font-size="8pt" fo:language="es" fo:country="MX" fo:font-weight="bold" officeooo:paragraph-rsid="00129034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color="#000000" style:font-name="Arial" fo:font-size="8pt" fo:language="es" fo:country="MX" fo:font-weight="bold" officeooo:paragraph-rsid="00129034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color="#000000" style:font-name="Arial" fo:font-size="8pt" fo:font-weight="bold" officeooo:paragraph-rsid="00129034" style:font-name-asian="Times New Roman1" style:font-size-asian="8pt" style:font-weight-asian="bold" style:font-name-complex="Arial2" style:font-size-complex="8pt" style:font-weight-complex="bold"/>
    </style:style>
    <style:style style:name="P23" style:family="paragraph" style:parent-style-name="Standard" style:list-style-name="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24" style:family="paragraph" style:parent-style-name="Standard">
      <style:paragraph-properties fo:text-align="end" style:justify-single-word="false"/>
      <style:text-properties officeooo:paragraph-rsid="00157e53"/>
    </style:style>
    <style:style style:name="P2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fd90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color="#000000" style:font-name="Arial" fo:font-size="8pt" fo:language="es" fo:country="MX" fo:font-weight="bold" officeooo:paragraph-rsid="00129034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1" style:family="text">
      <style:text-properties fo:color="#000000" style:font-name="Arial" fo:font-size="10pt" fo:font-weight="bold" style:font-size-asian="10pt" style:font-weight-asian="bold" style:font-name-complex="Arial2"/>
    </style:style>
    <style:style style:name="T2" style:family="text">
      <style:text-properties fo:color="#000000" style:font-name="Arial" fo:font-size="10pt" style:font-size-asian="10pt" style:font-name-complex="Arial2"/>
    </style:style>
    <style:style style:name="T3" style:family="text">
      <style:text-properties fo:color="#000000" style:font-name="Arial1" fo:font-size="9pt" style:rfc-language-tag="es-419" fo:language="es" fo:font-weight="bold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4" style:family="text">
      <style:text-properties style:font-name="Arial" fo:font-weight="bold" style:font-weight-asian="bold" style:font-name-complex="Arial2"/>
    </style:style>
    <style:style style:name="T5" style:family="text">
      <style:text-properties style:font-name="Arial" fo:letter-spacing="-0.0043in" fo:font-weight="bold" style:font-weight-asian="bold" style:font-name-complex="Arial2"/>
    </style:style>
    <style:style style:name="T6" style:family="text">
      <style:text-properties style:font-name="Arial" fo:language="es" fo:country="ES" fo:font-weight="bold" officeooo:rsid="00d936c0" style:font-name-asian="Calibri1" style:font-weight-asian="bold"/>
    </style:style>
    <style:style style:name="T7" style:family="text">
      <style:text-properties style:font-name="Arial" fo:font-size="8pt" fo:font-weight="bold" officeooo:rsid="0020aca5" style:font-name-asian="Times New Roman1" style:font-size-asian="8pt" style:font-weight-asian="bold" style:font-name-complex="Arial2" style:font-size-complex="8pt" style:font-weight-complex="bold"/>
    </style:style>
    <style:style style:name="T8" style:family="text"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T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2" style:font-size-complex="8pt" style:font-weight-complex="bold"/>
    </style:style>
    <style:style style:name="T10" style:family="text">
      <style:text-properties style:font-name="Arial" fo:font-size="8pt" style:text-underline-style="none" fo:font-weight="bold" style:font-size-asian="8pt" style:font-weight-asian="bold" style:font-name-complex="Arial2" style:font-size-complex="8pt" style:font-weight-complex="bold"/>
    </style:style>
    <style:style style:name="T11" style:family="text">
      <style:text-properties style:font-name="Arial" fo:font-size="9pt" style:rfc-language-tag="es-ES-u-co-trad" fo:language="es" fo:country="ES" fo:font-weight="bold" officeooo:rsid="0020aca5" style:font-name-asian="Times New Roman1" style:font-size-asian="9pt" style:language-asian="es" style:country-asian="MX" style:font-weight-asian="bold" style:font-name-complex="Arial2" style:font-size-complex="9pt" style:font-weight-complex="bold"/>
    </style:style>
    <style:style style:name="T12" style:family="text">
      <style:text-properties fo:color="#111416" style:font-name="Arial" fo:font-size="10pt" style:font-size-asian="10pt" style:font-name-complex="Arial2"/>
    </style:style>
    <style:style style:name="T13" style:family="text">
      <style:text-properties style:font-name="Arial1" fo:font-size="9pt" style:font-size-asian="9pt" style:font-size-complex="9pt"/>
    </style:style>
    <style:style style:name="T14" style:family="text">
      <style:text-properties style:font-name="Arial1" fo:font-size="9pt" officeooo:rsid="00d2f3b4" style:font-size-asian="9pt" style:font-size-complex="9pt"/>
    </style:style>
    <style:style style:name="T15" style:family="text">
      <style:text-properties officeooo:rsid="01274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ccount_id" text:name="py3o.obj.partner_id.account_id"/>
        <text:user-field-decl office:value-type="string" office:string-value="partner_id" text:name="py3o.obj.partner_id.name"/>
        <text:user-field-decl office:value-type="string" office:string-value="company_id.name" text:name="py3o.objects.company_id.name"/>
        <text:user-field-decl office:value-type="string" office:string-value="proof_1.persona_rel" text:name="py3o.objects.proof_1.persona_rel.name"/>
        <text:user-field-decl office:value-type="string" office:string-value="proof_1.name" text:name="py3o.objects.proof_1.name"/>
        <text:user-field-decl office:value-type="string" office:string-value="proof_2.persona_rel" text:name="py3o.objects.proof_2.persona_rel.name"/>
        <text:user-field-decl office:value-type="string" office:string-value="proof_2.name" text:name="py3o.objects.proof_2.name"/>
        <text:user-field-decl office:value-type="string" office:string-value="loan_id" text:name="py3o.objects.loan_id"/>
      </text:user-field-decls>
      <text:p text:style-name="P25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ext:p text:style-name="P12"/>
      <text:p text:style-name="P24"><text:span text:style-name="T4">No. De Crédito: </text:span><text:span text:style-name="T11"><text:user-field-get text:name="py3o.objects.loan_id">loan_id</text:user-field-get></text:span></text:p>
      <text:p text:style-name="P24"><text:span text:style-name="T4">Fecha:</text:span><text:span text:style-name="T8"> </text:span><text:span text:style-name="T10"><text:text-input text:description="py3o://function=&quot;format_datetime(o.approve_date, format='full', locale='es_MX')&quot;">[approve_date]</text:text-input></text:span></text:p>
      <text:p text:style-name="P11"/>
      <text:p text:style-name="P11">ANEXO 4<text:bookmark text:name="_GoBack"/></text:p>
      <text:p text:style-name="P14"><text:span text:style-name="T4">AL CONTRATO DE APERTURA </text:span><text:span text:style-name="T5">CRÉDITO EN CUENTA CORRIENTE</text:span></text:p>
      <text:p text:style-name="P11"/>
      <text:p text:style-name="P11">GARANTÍA PRENDARIA</text:p>
      <text:p text:style-name="P3"/>
      <text:p text:style-name="P4"/>
      <text:p text:style-name="P10"><text:bookmark text:name="_DV_M207"/><text:span text:style-name="T1">EL ACREDITADO</text:span><text:span text:style-name="T2"> para garantizar el cumplimiento de las obligaciones derivadas del presente Contrato otorga en garantía prendaria, </text:span><text:span text:style-name="T12">en primer lugar y grado de prelación, </text:span><text:span text:style-name="T2">a favor de </text:span><text:span text:style-name="T1">GMC AGROFIN, <text:s/></text:span><text:span text:style-name="T2">los siguientes bienes muebles:</text:span></text:p>
      <text:p text:style-name="P5"/>
      <text:p text:style-name="P5"/>
      <text:p text:style-name="P5"/>
      <text:p text:style-name="P5"/>
      <text:p text:style-name="P13">(describir ampliamente la garantía respectiva conforme a la factura o cotización correspondiente)</text:p>
      <text:p text:style-name="Standard"/>
      <text:p text:style-name="P5"/>
      <text:p text:style-name="P6"/>
      <text:p text:style-name="P6"/>
      <text:p text:style-name="P6"/>
      <text:p text:style-name="P6"/>
      <text:p text:style-name="P5"/>
      <text:h text:style-name="P23" text:outline-level="1"><text:bookmark text:name="_DV_M208"/>F I R M A S:</text:h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GMC AGROFIN </text:p>
          </table:table-cell>
          <table:table-cell table:style-name="Tabla1.A1" office:value-type="string">
            <text:p text:style-name="P4">EL ACREDITADO</text:p>
          </table:table-cell>
        </table:table-row>
        <table:table-row table:style-name="Tabla1.1">
          <table:table-cell table:style-name="Tabla1.A2" office:value-type="string">
            <text:p text:style-name="P4"/>
            <text:p text:style-name="P4"/>
            <text:p text:style-name="P4">_________________________</text:p>
            <text:p text:style-name="P20"/>
            <text:p text:style-name="P21"><text:user-field-get text:name="py3o.objects.company_id.name">company_id.name</text:user-field-get></text:p>
            <text:p text:style-name="P21"/>
          </table:table-cell>
          <table:table-cell table:style-name="Tabla1.B2" office:value-type="string">
            <text:p text:style-name="P4"/>
            <text:p text:style-name="P4"/>
            <text:p text:style-name="P4">______________________________</text:p>
            <text:p text:style-name="P4"/>
            <text:p text:style-name="P22"><text:user-field-get text:name="py3o.obj.partner_id.name">partner_id</text:user-field-get>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/>
            <text:p text:style-name="P4">TESTIGO</text:p>
            <text:p text:style-name="P3"/>
            <text:p text:style-name="P3"/>
            <text:p text:style-name="P6">____________________________________</text:p>
            <text:p text:style-name="P9"><text:user-field-get text:name="py3o.objects.proof_1.name">proof_1.name</text:user-field-get></text:p>
            <text:p text:style-name="P7"><text:user-field-get text:name="py3o.objects.proof_1.persona_rel.name">proof_1.persona_rel</text:user-field-get></text:p>
            <text:p text:style-name="P6"/>
          </table:table-cell>
          <table:table-cell table:style-name="Tabla2.A1" office:value-type="string">
            <text:p text:style-name="P6"/>
            <text:p text:style-name="P4">TESTIGO</text:p>
            <text:p text:style-name="P4"/>
            <text:p text:style-name="P4"/>
            <text:p text:style-name="P6">_______________________________________</text:p>
            <text:p text:style-name="P9"><text:user-field-get text:name="py3o.objects.proof_2.name">proof_2.name</text:user-field-get></text:p>
            <text:p text:style-name="P8"><text:user-field-get text:name="py3o.objects.proof_2.persona_rel.name">proof_2.persona_rel</text:user-field-get></text:p>
          </table:table-cell>
        </table:table-row>
      </table:table>
      <text:p text:style-name="P15"><text:a xlink:type="simple" xlink:href="py3o:///with" text:style-name="Internet_20_link" text:visited-style-name="Visited_20_Internet_20_Link"><text:span text:style-name="T13">/with</text:span></text:a></text:p>
      <text:p text:style-name="P15"><text:a xlink:type="simple" xlink:href="py3o:///with" text:style-name="Internet_20_link" text:visited-style-name="Visited_20_Internet_20_Link"><text:span text:style-name="T13">/with</text:span></text:a></text:p>
      <text:p text:style-name="P18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s" fo:country="MX" style:font-name-asian="Cambria" style:font-family-asian="Cambria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MP2" style:family="paragraph" style:parent-style-name="Standard">
      <style:paragraph-properties fo:text-align="justify" style:justify-single-word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color="#000000" style:font-name="Arial" fo:font-size="9pt" style:font-name-asian="Times New Roman1" style:font-size-asian="9pt" style:font-name-complex="Arial2" style:font-size-complex="9pt"/>
    </style:style>
    <style:page-layout style:name="Mpm1">
      <style:page-layout-properties fo:page-width="8.5in" fo:page-height="11in" style:num-format="1" style:print-orientation="portrait" fo:margin-top="0.7874in" fo:margin-bottom="0.4925in" fo:margin-left="0.748in" fo:margin-right="0.74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Registro de Contratos de Adhesión Núm:_____________________________</text:p>
        <text:p text:style-name="MP2">Comisión Nacional para la Protección y Defensa de los Usuarios de Servicios Financieros (CONDUSEF):</text:p>
        <text:p text:style-name="MP3">Teléfono: 01 800 999 8080 y 53400999. Página de Internet. www.condusef.gob.m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el Cazares</meta:initial-creator>
    <meta:editing-cycles>11</meta:editing-cycles>
    <meta:creation-date>2018-10-15T20:09:00</meta:creation-date>
    <dc:date>2020-04-16T14:00:37.001787304</dc:date>
    <meta:editing-duration>PT29M51S</meta:editing-duration>
    <meta:generator>LibreOffice/6.0.7.3$Linux_X86_64 LibreOffice_project/00m0$Build-3</meta:generator>
    <meta:document-statistic meta:table-count="2" meta:image-count="0" meta:object-count="0" meta:page-count="1" meta:paragraph-count="31" meta:word-count="128" meta:character-count="1063" meta:non-whitespace-character-count="9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